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7"/>
    <style:style style:name="P7" style:family="paragraph" style:parent-style-name="Text_20_body" style:list-style-name="L8">
      <style:text-properties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ce9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neixements de Java necessaris</text:h>
      <text:h text:style-name="Heading_20_3" text:outline-level="3">🔹 Bàsics</text:h>
      <text:list text:style-name="L1">
        <text:list-item>
          <text:p text:style-name="P2"><text:span text:style-name="Strong_20_Emphasis">Sintaxi general de Java</text:span>: declaració de classes, mètodes <text:span text:style-name="Source_20_Text">static</text:span>, variables, bucles (<text:span text:style-name="Source_20_Text">for</text:span>, <text:span text:style-name="Source_20_Text">while</text:span>, <text:span text:style-name="Source_20_Text">do-while</text:span>), condicions (<text:span text:style-name="Source_20_Text">if</text:span>, <text:span text:style-name="Source_20_Text">switch</text:span>).</text:p>
        </text:list-item>
        <text:list-item>
          <text:p text:style-name="P2"><text:span text:style-name="Strong_20_Emphasis">Entrada per teclat amb </text:span><text:span text:style-name="Source_20_Text">Scanner</text:span>: saber llegir enters (<text:span text:style-name="Source_20_Text">nextInt()</text:span>), validar-los i gestionar errors.</text:p>
        </text:list-item>
        <text:list-item>
          <text:p text:style-name="P2"><text:span text:style-name="Strong_20_Emphasis">Arrays</text:span>:</text:p>
          <text:list>
            <text:list-item>
              <text:p text:style-name="P2">Crear arrays amb mida fixa.</text:p>
            </text:list-item>
            <text:list-item>
              <text:p text:style-name="P2">Recórrer arrays amb bucles.</text:p>
            </text:list-item>
            <text:list-item>
              <text:p text:style-name="P2">Comparar elements posició a posició.</text:p>
            </text:list-item>
            <text:list-item>
              <text:p text:style-name="P2">Mostrar arrays amb <text:span text:style-name="Source_20_Text">Arrays.toString()</text:span>.</text:p>
            </text:list-item>
          </text:list>
        </text:list-item>
      </text:list>
      <text:h text:style-name="Heading_20_3" text:outline-level="3">🔹 Modularització</text:h>
      <text:list text:style-name="L2">
        <text:list-item>
          <text:p text:style-name="P3"><text:span text:style-name="Strong_20_Emphasis">Mètodes propis</text:span>:</text:p>
          <text:list>
            <text:list-item>
              <text:p text:style-name="P3">Saber declarar mètodes <text:span text:style-name="Source_20_Text">static</text:span> amb paràmetres i retorns (<text:span text:style-name="Source_20_Text">int</text:span>, <text:span text:style-name="Source_20_Text">boolean</text:span>, <text:span text:style-name="Source_20_Text">int[]</text:span>, <text:span text:style-name="Source_20_Text">double</text:span>).</text:p>
            </text:list-item>
            <text:list-item>
              <text:p text:style-name="P3">Reutilitzar mètodes (per exemple, <text:span text:style-name="Source_20_Text">leerEntero()</text:span> per validar qualsevol entrada).</text:p>
            </text:list-item>
          </text:list>
        </text:list-item>
        <text:list-item>
          <text:p text:style-name="P3"><text:span text:style-name="Strong_20_Emphasis">Separació de responsabilitats</text:span>:</text:p>
          <text:list>
            <text:list-item>
              <text:p text:style-name="P3">Un mètode per mostrar menú.</text:p>
            </text:list-item>
            <text:list-item>
              <text:p text:style-name="P3">Un mètode per configurar dificultat.</text:p>
            </text:list-item>
            <text:list-item>
              <text:p text:style-name="P3">Un mètode per generar el secret.</text:p>
            </text:list-item>
            <text:list-item>
              <text:p text:style-name="P3">Un mètode per demanar combinació.</text:p>
            </text:list-item>
            <text:list-item>
              <text:p text:style-name="P3">Un mètode per comprovar intents.</text:p>
            </text:list-item>
            <text:list-item>
              <text:p text:style-name="P3">Un mètode per la lògica principal del joc.</text:p>
            </text:list-item>
          </text:list>
        </text:list-item>
      </text:list>
      <text:h text:style-name="Heading_20_3" text:outline-level="3">🔹 Control de flux</text:h>
      <text:list text:style-name="L3">
        <text:list-item>
          <text:p text:style-name="P4"><text:span text:style-name="Strong_20_Emphasis">Bucles amb condicions de parada</text:span>:</text:p>
          <text:list>
            <text:list-item>
              <text:p text:style-name="P4"><text:span text:style-name="Source_20_Text">do-while</text:span> per validar entrades.</text:p>
            </text:list-item>
            <text:list-item>
              <text:p text:style-name="P4"><text:span text:style-name="Source_20_Text">while</text:span> per repetir el joc fins que guanyes o esgotes intents.</text:p>
            </text:list-item>
          </text:list>
        </text:list-item>
        <text:list-item>
          <text:p text:style-name="P4"><text:span text:style-name="Strong_20_Emphasis">Switch amb sintaxi moderna (</text:span><text:span text:style-name="Source_20_Text">case 1 -&gt; ...</text:span><text:span text:style-name="Strong_20_Emphasis">)</text:span>.</text:p>
          <text:p text:style-name="P4"/>
        </text:list-item>
      </text:list>
      <text:h text:style-name="Heading_20_3" text:outline-level="3"/>
      <text:p text:style-name="Text_20_body"/>
      <text:h text:style-name="Heading_20_3" text:outline-level="3"><text:soft-page-break/>Generació aleatòria</text:h>
      <text:list text:style-name="L7">
        <text:list-item>
          <text:p text:style-name="P6"><text:span text:style-name="Source_20_Text">Math.random()</text:span>:</text:p>
          <text:list>
            <text:list-item>
              <text:p text:style-name="P6">Saber generar enters dins d’un rang:</text:p>
            </text:list-item>
          </text:list>
        </text:list-item>
      </text:list>
      <text:p text:style-name="Text_20_body"><text:tab/><text:tab/><text:span text:style-name="T1">int num = (int)(Math.random() * MAX_VALOR) + 1;</text:span></text:p>
      <text:list text:style-name="L8">
        <text:list-item>
          <text:p text:style-name="P7">Omplir arrays amb valors aleatoris.</text:p>
        </text:list-item>
      </text:list>
      <text:h text:style-name="P1" text:outline-level="3">Validació i tractament d’errors</text:h>
      <text:list text:style-name="L9">
        <text:list-item>
          <text:p text:style-name="P9"><text:span text:style-name="Strong_20_Emphasis">Control de rangs</text:span>: assegurar que els números introduïts estan entre <text:span text:style-name="Source_20_Text">min</text:span> i <text:span text:style-name="Source_20_Text">max</text:span>.</text:p>
        </text:list-item>
        <text:list-item>
          <text:p text:style-name="P9"><text:span text:style-name="Strong_20_Emphasis">Missatges d’error</text:span>: mostrar avisos quan l’usuari introdueix valors incorrectes.</text:p>
        </text:list-item>
      </text:list>
      <text:h text:style-name="Heading_20_3" text:outline-level="3">🔹 Lògica del joc</text:h>
      <text:list text:style-name="L10">
        <text:list-item>
          <text:p text:style-name="P10">Comparar arrays i donar pistes (“Major”, “Menor”, “Igual”).</text:p>
        </text:list-item>
        <text:list-item>
          <text:p text:style-name="P10">Comptar intents i decidir victòria o derrota.</text:p>
        </text:list-item>
        <text:list-item>
          <text:p text:style-name="P10">Mostrar missatges finals amb el resultat.</text:p>
        </text:list-item>
      </text:list>
      <text:h text:style-name="Heading_20_2" text:outline-level="2">Resum visual (nivells)</text:h>
      <text:list text:style-name="L11">
        <text:list-item>
          <text:p text:style-name="P11"><text:span text:style-name="Strong_20_Emphasis">Nivell 1</text:span>: Arrays + bucles + condicions.</text:p>
        </text:list-item>
        <text:list-item>
          <text:p text:style-name="P11"><text:span text:style-name="Strong_20_Emphasis">Nivell 2</text:span>: Mètodes modulars amb paràmetres i retorns.</text:p>
        </text:list-item>
        <text:list-item>
          <text:p text:style-name="P11"><text:span text:style-name="Strong_20_Emphasis">Nivell 3</text:span>: Validació d’entrada amb <text:span text:style-name="Source_20_Text">do-while</text:span>.</text:p>
        </text:list-item>
        <text:list-item>
          <text:p text:style-name="P11"><text:span text:style-name="Strong_20_Emphasis">Nivell 4</text:span>: Generació aleatòria amb <text:span text:style-name="Source_20_Text">Math.random()</text:span>.</text:p>
        </text:list-item>
        <text:list-item>
          <text:p text:style-name="P11"><text:span text:style-name="Strong_20_Emphasis">Nivell 5</text:span>: Integrar-ho tot en un joc amb menú i control de flux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" text:outline-level="3"><text:soft-page-break/>Coneixements imprescindibles <text:span text:style-name="T2">(RESUMIT)</text:span></text:h>
      <text:list text:style-name="L12">
        <text:list-item>
          <text:p text:style-name="P12"><text:span text:style-name="Strong_20_Emphasis">Sintaxi bàsica de Java</text:span>: classes, mètodes <text:span text:style-name="Source_20_Text">static</text:span>, variables, condicions (<text:span text:style-name="Source_20_Text">if</text:span>, <text:span text:style-name="Source_20_Text">switch</text:span>), bucles (<text:span text:style-name="Source_20_Text">for</text:span>, <text:span text:style-name="Source_20_Text">while</text:span>, <text:span text:style-name="Source_20_Text">do-while</text:span>).</text:p>
        </text:list-item>
        <text:list-item>
          <text:p text:style-name="P12"><text:span text:style-name="Strong_20_Emphasis">Entrada per teclat amb </text:span><text:span text:style-name="Source_20_Text">Scanner</text:span>: llegir enters (<text:span text:style-name="Source_20_Text">nextInt()</text:span>), reutilitzar un mètode de validació (<text:span text:style-name="Source_20_Text">leerEntero()</text:span>).</text:p>
        </text:list-item>
        <text:list-item>
          <text:p text:style-name="P12"><text:span text:style-name="Strong_20_Emphasis">Arrays</text:span>: crear, recórrer, comparar posició a posició, mostrar amb <text:span text:style-name="Source_20_Text">Arrays.toString()</text:span>.</text:p>
        </text:list-item>
        <text:list-item>
          <text:p text:style-name="P12"><text:span text:style-name="Strong_20_Emphasis">Modularització</text:span>: separar funcionalitats en mètodes (<text:span text:style-name="Source_20_Text">mostrarMenu</text:span>, <text:span text:style-name="Source_20_Text">configurarDificultad</text:span>, <text:span text:style-name="Source_20_Text">generarSecreto</text:span>, <text:span text:style-name="Source_20_Text">pedirCombinacionUsuario</text:span>, <text:span text:style-name="Source_20_Text">comprobarIntento</text:span>, <text:span text:style-name="Source_20_Text">jugarPartida</text:span>).</text:p>
        </text:list-item>
        <text:list-item>
          <text:p text:style-name="P12"><text:span text:style-name="Strong_20_Emphasis">Control de flux</text:span>: bucles amb condicions de parada (validació amb <text:span text:style-name="Source_20_Text">do-while</text:span>, joc amb <text:span text:style-name="Source_20_Text">while</text:span> fins victòria o intents esgotats).</text:p>
        </text:list-item>
        <text:list-item>
          <text:p text:style-name="P12"><text:span text:style-name="Strong_20_Emphasis">Generació aleatòria</text:span>: <text:span text:style-name="Source_20_Text">Math.random()</text:span> per crear números dins d’un rang.</text:p>
        </text:list-item>
        <text:list-item>
          <text:p text:style-name="P12"><text:span text:style-name="Strong_20_Emphasis">Validació d’entrada</text:span>: assegurar que els valors estan dins del rang (<text:span text:style-name="Source_20_Text">min</text:span>, <text:span text:style-name="Source_20_Text">max</text:span>) i mostrar missatges d’error.</text:p>
        </text:list-item>
        <text:list-item>
          <text:p text:style-name="P12"><text:span text:style-name="Strong_20_Emphasis">Comparació d’intents</text:span>: recorrer arrays i donar pistes (“Mayor”, “Menor”, “Igual”).</text:p>
        </text:list-item>
        <text:list-item>
          <text:p text:style-name="P12"><text:span text:style-name="Strong_20_Emphasis">Gestió d’intents</text:span>: comptar quants s’han fet, decidir victòria o derrota, mostrar missatge final.</text:p>
        </text:list-item>
      </text:list>
      <text:h text:style-name="Heading_20_3" text:outline-level="3">🔹 Extra (detalls que solen caure)</text:h>
      <text:list text:style-name="L13">
        <text:list-item>
          <text:p text:style-name="P13">Sintaxi moderna de <text:span text:style-name="Source_20_Text">switch</text:span> amb fletxes (<text:span text:style-name="Source_20_Text">case 1 -&gt; ...</text:span>).</text:p>
        </text:list-item>
        <text:list-item>
          <text:p text:style-name="P13">Variables globals <text:span text:style-name="Source_20_Text">static</text:span> per configurar dificultat.</text:p>
        </text:list-item>
        <text:list-item>
          <text:p text:style-name="P13">Missatges clars per a l’usuari (menú, errors, pistes).</text:p>
        </text:list-item>
        <text:list-item>
          <text:p text:style-name="P13">Saber retornar diferents tipus (<text:span text:style-name="Source_20_Text">int</text:span>, <text:span text:style-name="Source_20_Text">boolean</text:span>, <text:span text:style-name="Source_20_Text">int[]</text:span>)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12:24:30.011123676</meta:creation-date>
    <dc:date>2025-11-23T12:36:01.540190666</dc:date>
    <meta:editing-duration>PT11M3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59" meta:word-count="470" meta:character-count="3047" meta:non-whitespace-character-count="2681"/>
  </office:meta>
</office:document-meta>
</file>